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aca5" officeooo:paragraph-rsid="000faca5"/>
    </style:style>
    <style:style style:name="P2" style:family="paragraph" style:parent-style-name="Text_20_body">
      <style:text-properties officeooo:paragraph-rsid="000faca5"/>
    </style:style>
    <style:style style:name="P3" style:family="paragraph" style:parent-style-name="Text_20_body">
      <style:text-properties officeooo:rsid="001198f7" officeooo:paragraph-rsid="001198f7"/>
    </style:style>
    <style:style style:name="P4" style:family="paragraph" style:parent-style-name="Text_20_body">
      <style:text-properties officeooo:paragraph-rsid="001198f7"/>
    </style:style>
    <style:style style:name="P5" style:family="paragraph" style:parent-style-name="Text_20_body">
      <style:text-properties officeooo:rsid="00164af5" officeooo:paragraph-rsid="00164af5"/>
    </style:style>
    <style:style style:name="P6" style:family="paragraph" style:parent-style-name="Text_20_body">
      <style:text-properties officeooo:rsid="00177dd5" officeooo:paragraph-rsid="00177dd5"/>
    </style:style>
    <style:style style:name="P7" style:family="paragraph" style:parent-style-name="Text_20_body">
      <style:text-properties officeooo:rsid="0018f106" officeooo:paragraph-rsid="001c2b00"/>
    </style:style>
    <style:style style:name="P8" style:family="paragraph" style:parent-style-name="Text_20_body">
      <style:text-properties officeooo:rsid="00198b5a" officeooo:paragraph-rsid="001c2b00"/>
    </style:style>
    <style:style style:name="P9" style:family="paragraph" style:parent-style-name="Text_20_body">
      <style:text-properties officeooo:rsid="001b81d3" officeooo:paragraph-rsid="001c2b00"/>
    </style:style>
    <style:style style:name="P10" style:family="paragraph" style:parent-style-name="Text_20_body">
      <style:text-properties officeooo:rsid="001c2b00" officeooo:paragraph-rsid="001c2b00"/>
    </style:style>
    <style:style style:name="P11" style:family="paragraph" style:parent-style-name="Text_20_body">
      <style:text-properties officeooo:rsid="001cdb97" officeooo:paragraph-rsid="001cdb97"/>
    </style:style>
    <style:style style:name="P12" style:family="paragraph" style:parent-style-name="Text_20_body">
      <style:text-properties officeooo:rsid="001e0c5e" officeooo:paragraph-rsid="001e0c5e"/>
    </style:style>
    <style:style style:name="P13" style:family="paragraph" style:parent-style-name="Text_20_body">
      <style:text-properties officeooo:rsid="001efbcc" officeooo:paragraph-rsid="001efbcc"/>
    </style:style>
    <style:style style:name="P14" style:family="paragraph" style:parent-style-name="Text_20_body">
      <style:text-properties officeooo:rsid="001f779b" officeooo:paragraph-rsid="001f779b"/>
    </style:style>
    <style:style style:name="P15" style:family="paragraph" style:parent-style-name="Standard">
      <style:text-properties officeooo:paragraph-rsid="000faca5"/>
    </style:style>
    <style:style style:name="P16" style:family="paragraph" style:parent-style-name="Standard">
      <style:text-properties officeooo:rsid="00142be8" officeooo:paragraph-rsid="00142be8"/>
    </style:style>
    <style:style style:name="P17" style:family="paragraph" style:parent-style-name="Standard">
      <style:text-properties officeooo:rsid="001624bf" officeooo:paragraph-rsid="001624bf"/>
    </style:style>
    <style:style style:name="P18" style:family="paragraph" style:parent-style-name="Heading_20_2">
      <style:text-properties officeooo:rsid="00164af5" officeooo:paragraph-rsid="00164af5"/>
    </style:style>
    <style:style style:name="T1" style:family="text">
      <style:text-properties officeooo:rsid="000faca5"/>
    </style:style>
    <style:style style:name="T2" style:family="text">
      <style:text-properties style:text-position="33% 80%"/>
    </style:style>
    <style:style style:name="T3" style:family="text">
      <style:text-properties officeooo:rsid="001198f7"/>
    </style:style>
    <style:style style:name="T4" style:family="text">
      <style:text-properties officeooo:rsid="0011c3f9"/>
    </style:style>
    <style:style style:name="T5" style:family="text">
      <style:text-properties fo:font-style="italic"/>
    </style:style>
    <style:style style:name="T6" style:family="text">
      <style:text-properties officeooo:rsid="001308f3"/>
    </style:style>
    <style:style style:name="T7" style:family="text">
      <style:text-properties officeooo:rsid="0013cc11"/>
    </style:style>
    <style:style style:name="T8" style:family="text">
      <style:text-properties officeooo:rsid="001b81d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f7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eonidas de Sparte, héros de la résistance</text:h>
      <text:p text:style-name="Text_20_body"/>
      <text:p text:style-name="P1"><text:a xlink:type="simple" xlink:href="https://wikimonde.com/article/Léonidas_Ier_de_Sparte" text:style-name="Internet_20_link" text:visited-style-name="Visited_20_Internet_20_Link">https://wikimonde.com/article/L%C3%A9onidas_Ier_de_Sparte</text:a></text:p>
      <text:p text:style-name="P3"><text:a xlink:type="simple" xlink:href="https://wikimonde.com/article/Bataille_des_Thermopyles" text:style-name="Internet_20_link" text:visited-style-name="Visited_20_Internet_20_Link">https://wikimonde.com/article/Bataille_des_Thermopyles</text:a></text:p>
      <text:p text:style-name="P3"/>
      <text:p text:style-name="P1">Léonidas Ier : 540-480 a.C.</text:p>
      <text:p text:style-name="P1"/>
      <text:p text:style-name="P1">Membre de la famille des Agiades, il est le troisièm fils du roi Anaxandridas II.</text:p>
      <text:p text:style-name="P1">Il épouse la fille de son demi-fère, Cléomène Ier, Gorgô, avec laquelle il a un fils, son successeur, le roi Pleistarchos.</text:p>
      <text:p text:style-name="P1">Le règne de Léonidas débute avec le sucide de Cléomène Ier.</text:p>
      <text:p text:style-name="P1">Léonidas règna 9 ans</text:p>
      <text:p text:style-name="P1">L'événement marquant de son règne est la bataille deThermopyle</text:p>
      <text:p text:style-name="P1"/>
      <text:p text:style-name="P2"><text:span text:style-name="T1"><text:tab/></text:span>Dans les années <text:a xlink:type="simple" xlink:href="https://wikimonde.com/article/-490" text:style-name="Internet_20_link" text:visited-style-name="Visited_20_Internet_20_Link">490 av. J.-C.</text:a>, le roi <text:a xlink:type="simple" xlink:href="https://wikimonde.com/article/Achéménide" text:style-name="Internet_20_link" text:visited-style-name="Visited_20_Internet_20_Link">achéménide</text:a> <text:a xlink:type="simple" xlink:href="https://wikimonde.com/article/Xerxès_Ier" text:style-name="Internet_20_link" text:visited-style-name="Visited_20_Internet_20_Link">Xerxès I</text:a><text:a xlink:type="simple" xlink:href="https://wikimonde.com/article/Xerxès_Ier" text:style-name="Internet_20_link" text:visited-style-name="Visited_20_Internet_20_Link"><text:span text:style-name="T2">er</text:span></text:a> prépare une invasion de la Grèce continentale. Se trouve alors à sa cour le roi spartiate en exil <text:a xlink:type="simple" xlink:href="https://wikimonde.com/article/Démarate_de_Sparte" text:style-name="Internet_20_link" text:visited-style-name="Visited_20_Internet_20_Link">Démarate</text:a>. Selon <text:a xlink:type="simple" xlink:href="https://wikimonde.com/article/Hérodote" text:style-name="Internet_20_link" text:visited-style-name="Visited_20_Internet_20_Link">Hérodote</text:a>, ce dernier prévient ses concitoyens d'une attaque imminente par un message secret<text:bookmark text:name="cite_ref-1"/><text:a xlink:type="simple" xlink:href="https://wikimonde.com/article/Léonidas_Ier_de_Sparte#cite_note-1" text:style-name="Internet_20_link" text:visited-style-name="Visited_20_Internet_20_Link">1</text:a>, ce qui pousse Sparte à demander conseil à l'<text:a xlink:type="simple" xlink:href="https://wikimonde.com/article/Oracle_de_Delphes" text:style-name="Internet_20_link" text:visited-style-name="Visited_20_Internet_20_Link">oracle de Delphes</text:a><text:bookmark text:name="cite_ref-H7-220_2-0"/><text:a xlink:type="simple" xlink:href="https://wikimonde.com/article/Léonidas_Ier_de_Sparte#cite_note-H7-220-2" text:style-name="Internet_20_link" text:visited-style-name="Visited_20_Internet_20_Link">2</text:a>. Conformément à la tradition, <text:a xlink:type="simple" xlink:href="https://wikimonde.com/article/Apollon" text:style-name="Internet_20_link" text:visited-style-name="Visited_20_Internet_20_Link">Apollon</text:a> fournit une réponse ambiguë.</text:p>
      <text:p text:style-name="P2"><text:tab/><text:span text:style-name="T3">Soit Sparte perd un roi soit elle est conquise.</text:span></text:p>
      <text:p text:style-name="P4"><text:span text:style-name="T3">Renforts ne snt pas venus parce q'il y avait fêtes (</text:span><text:a xlink:type="simple" xlink:href="https://wikimonde.com/article/Karneia" text:style-name="Internet_20_link" text:visited-style-name="Visited_20_Internet_20_Link">Karneia</text:a> et des <text:a xlink:type="simple" xlink:href="https://wikimonde.com/article/Jeux_olympiques_antiques" text:style-name="Internet_20_link" text:visited-style-name="Visited_20_Internet_20_Link">Jeux olympiques</text:a> <text:span text:style-name="T4">)</text:span></text:p>
      <text:p text:style-name="P4"><text:span text:style-name="T6">Léonidas</text:span> ne choisit parmi les 300 hoplites qui constituent sa garde personnelle que des citoyens ayant déjà donné naissance à des fils. Par conséquent, il ne s'agit pas seulement d’<text:span text:style-name="T5">Hippeis</text:span>, corps d'élite composé parmi les dix premières classes d'âges mobilisables, mais d'un mélange d’<text:span text:style-name="T5">Hippeis</text:span> et de soldats ordinaire<text:span text:style-name="T6">s</text:span></text:p>
      <text:p text:style-name="P15">Après quelques jours, les Grecs sont trahis par un certain <text:a xlink:type="simple" xlink:href="https://wikimonde.com/article/Éphialtès_%28Sparte%29" text:style-name="Internet_20_link" text:visited-style-name="Visited_20_Internet_20_Link">Éphialtès</text:a> : Léonidas se retrouve encerclé par les troupes du satrape Hydarnès. Hérodote rapporte que pour certains, les Grecs ne parviennent à se mettre d'accord sur l'attitude à prendre : certains abandonnent leur poste pour rentrer dans leur cité respective, alors que Léonidas décide de rester<text:bookmark text:name="cite_ref-20"/>. Selon Hérodote, Léonidas renvoie la majorité de ses troupes pour épargner leur vie, mais juge inapproprié pour un Spartiate d'abandonner sa positio<text:span text:style-name="T7">n.</text:span></text:p>
      <text:p text:style-name="P15"/>
      <text:p text:style-name="P15"/>
      <text:p text:style-name="P16">480 a.C. : bataille perude d'avance = sacrificede Léonidas et de ses 300 soldats (dont les Hippeis=soldas d'élites)</text:p>
      <text:p text:style-name="P16">La dépouille du roi est ransportée à Sparte : mausolé et fêtes en son honneur (Léonidées)</text:p>
      <text:p text:style-name="P16">Devient, dans out le monde grec, le symbole de la liberté = résistnace des peuples gres face aux barbares.</text:p>
      <text:p text:style-name="P16">Le nom de Léonidas entre dans la légende et dans la postérité grâvce à cette bataille = l'n de Spartiates les plus cité par les auteurs anciens</text:p>
      <text:p text:style-name="P16">Célébré dans les tableaux, bd, films ...</text:p>
      <text:p text:style-name="P16"/>
      <text:p text:style-name="P17">Deux statues </text:p>
      <text:p text:style-name="P17"><text:tab/> à Thermopyles et <text:s/>à Spartes</text:p>
      <text:p text:style-name="P7"><text:soft-page-break/>Xénophon ateur ayant vécu à Sparte est l'une des rares sources</text:p>
      <text:p text:style-name="P8">Lacédémonien (habitants région)=/= Spartiates (cotoyens formé à js 30 ans)</text:p>
      <text:p text:style-name="P9"><text:span text:style-name="T8">Divinités spartiates : Artémis/Apollon et Castor/Pollux</text:span></text:p>
      <text:p text:style-name="P5"><text:a xlink:type="simple" xlink:href="https://wikimonde.com/article/Éducation_spartiate" text:style-name="Internet_20_link" text:visited-style-name="Visited_20_Internet_20_Link">https://wikimonde.com/article/%C3%89ducation_spartiate</text:a></text:p>
      <text:h text:style-name="P18" text:outline-level="2"><text:bookmark text:name="L.27ag.C3.B4g.C3.A8"/>L'<text:span text:style-name="T5">agôgè</text:span></text:h>
      <text:p text:style-name="P6">Éducation à Sparte, collective et obligatoire pour devenir citoyen.</text:p>
      <text:p text:style-name="P10">0 à 7 ans : bébé éxaminé / on ne gade que les "beaux et forts"</text:p>
      <text:p text:style-name="P10">à 7ans, ils sont enlevés à leur famille : début de l'apôgè. Eduqués par me <text:span text:style-name="T9"><text:s/>paidonome</text:span><text:span text:style-name="T10"> (qui a tout les droits sur les enfants)</text:span></text:p>
      <text:p text:style-name="P10"><text:span text:style-name="T10"><text:s/>à partr de 12 ans : ils sont placés ddans les écoles pour leur formation. Apprentissage de la lecture, l'écriture, le chant, et surtout endurcissement physique.</text:span></text:p>
      <text:p text:style-name="P10"><text:span text:style-name="T10"/></text:p>
      <text:p text:style-name="P11"><text:span text:style-name="T10">La cryptie (correspond à l'éphébie d'Athènes) 2 années de service militaire, de 18 à 20 ans. Retraite hors de la famille et de la cité</text:span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h text:style-name="Heading_20_3" text:outline-level="3">La pédérastie</text:h>
      <text:p text:style-name="P12">Amour d'un homme adulte pour un jeune graçon, amical ou amoureux</text:p>
      <text:p text:style-name="P12">Initiation intelectuelle et sexuelle qui participe ai processus d'intégration des garçon dans la société grecque = futur citoyens-soldats</text:p>
      <text:p text:style-name="P12">Jeune homme = éromène</text:p>
      <text:p text:style-name="P12">L'homme adulte = éraste</text:p>
      <text:p text:style-name="P12">= relation domnant/dominé qui prend fin quand l'éromène devient adulte et qu'il peut se marier</text:p>
      <text:p text:style-name="P12">&gt;Exemple du couple Socrate/Alcibiade = relation platonique.</text:p>
      <text:p text:style-name="P12"/>
      <text:p text:style-name="P12"/>
      <text:h text:style-name="Heading_20_3" text:outline-level="3">Les femmes à Spartes</text:h>
      <text:p text:style-name="P13">Héritent</text:p>
      <text:p text:style-name="P13">font sport / <text:span text:style-name="T11">enfantent les meilleurs soldats possibles</text:span></text:p>
      <text:p text:style-name="P13">ont plus de droits qu'ailleurs en grèce</text:p>
      <text:p text:style-name="P13">peuvent devenir propriétaire si pas de relatifs male en vie</text:p>
      <text:p text:style-name="P14">Mais toujours pas égal aux hommes / ne paticipent pas à vie po / ne sont pas citoyen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17S</meta:editing-duration>
    <meta:editing-cycles>19</meta:editing-cycles>
    <meta:generator>LibreOffice/5.3.6.1$Windows_x86 LibreOffice_project/686f202eff87ef707079aeb7f485847613344eb7</meta:generator>
    <dc:date>2017-11-08T10:15:33.965000000</dc:date>
    <meta:document-statistic meta:table-count="0" meta:image-count="0" meta:object-count="0" meta:page-count="2" meta:paragraph-count="44" meta:word-count="621" meta:character-count="3891" meta:non-whitespace-character-count="3306"/>
    <meta:user-defined meta:name="Info 1"/>
    <meta:user-defined meta:name="Info 2"/>
    <meta:user-defined meta:name="Info 3"/>
    <meta:user-defined meta:name="Info 4"/>
  </office:meta>
</office:document-meta>
</file>